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2">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18"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18"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18"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18"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6">n </text:span><text:span text:style-name="T17">r/m16.</text:span></text:p>
          </table:table-cell>
          <table:table-cell table:style-name="ce18"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18"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8">AX =</text:span><text:span text:style-name="T19"> </text:span><text:span text:style-name="T18">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8">EAX </text:span><text:span text:style-name="T19">= </text:span><text:span text:style-name="T18">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8">RAX =</text:span><text:span text:style-name="T19"> </text:span><text:span text:style-name="T18">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3">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8">Move if less (SF !=</text:span><text:span text:style-name="T20"> </text:span><text:span text:style-name="T18">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8">DX:AX =</text:span><text:span text:style-name="T19"> </text:span><text:span text:style-name="T18">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18"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18"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18"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iw 00 </text:p>
          </table:table-cell>
          <table:table-cell table:style-name="ce5" office:value-type="string">
            <text:p>ENTER imm16, 0</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iw 01</text:p>
          </table:table-cell>
          <table:table-cell table:style-name="ce5" office:value-type="string">
            <text:p>ENTER imm16, 1 </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iw ib</text:p>
          </table:table-cell>
          <table:table-cell table:style-name="ce5" office:value-type="string">
            <text:p>ENTER imm16, imm8</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3">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8">Replace ST(0) with (2^(ST(0))</text:span><text:span text:style-name="T21"> </text:span><text:span text:style-name="T18">–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18"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18"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18"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18"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18"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18"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18"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18"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18"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18"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18"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18"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18"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18"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18"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18"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18"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18"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18"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18"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18"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18"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18"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18"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18"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reg,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18"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18"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18"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18"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18"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18"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q</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18"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18"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18"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18"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18"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18"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18"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18"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18"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18"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18"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18"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18"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18"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b</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l</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q</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18" table:number-columns-repeated="1009"/>
        </table:table-row>
        <table:table-row table:style-name="ro1">
          <table:table-cell office:value-type="string">
            <text:p>REX.W+ 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18"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18"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18"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18"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18"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18"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2">Push FS</text:span><text:span text:style-name="T23">.</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18"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18"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once.</text:span></text:p>
          </table:table-cell>
          <table:table-cell table:number-columns-repeated="1009"/>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CL times.</text:span></text:p>
          </table:table-cell>
          <table:table-cell table:number-columns-repeated="1009"/>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once. Uses a 6 bit count.</text:span></text:p>
          </table:table-cell>
          <table:table-cell table:number-columns-repeated="1009"/>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CL times.</text:span></text:p>
          </table:table-cell>
          <table:table-cell table:number-columns-repeated="1009"/>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CL times. Uses a 6 bit count.</text:span></text:p>
          </table:table-cell>
          <table:table-cell table:number-columns-repeated="1009"/>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imm8 times.</text:span></text:p>
          </table:table-cell>
          <table:table-cell table:number-columns-repeated="1009"/>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once.</text:span></text:p>
          </table:table-cell>
          <table:table-cell table:number-columns-repeated="1009"/>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CL times.</text:span></text:p>
          </table:table-cell>
          <table:table-cell table:number-columns-repeated="1009"/>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once. Uses a 6 bit count.</text:span></text:p>
          </table:table-cell>
          <table:table-cell table:number-columns-repeated="1009"/>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CL times.</text:span></text:p>
          </table:table-cell>
          <table:table-cell table:number-columns-repeated="1009"/>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CL times. Uses a 6 bit count.</text:span></text:p>
          </table:table-cell>
          <table:table-cell table:number-columns-repeated="1009"/>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imm8 times.</text:span></text:p>
          </table:table-cell>
          <table:table-cell table:number-columns-repeated="1009"/>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once.</text:span></text:p>
          </table:table-cell>
          <table:table-cell table:number-columns-repeated="1009"/>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2">eft CL times.</text:span></text:p>
          </table:table-cell>
          <table:table-cell table:number-columns-repeated="1009"/>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2">eft CL times.</text:span></text:p>
          </table:table-cell>
          <table:table-cell table:number-columns-repeated="1009"/>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imm8 times.</text:span></text:p>
          </table:table-cell>
          <table:table-cell table:number-columns-repeated="1009"/>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number-columns-repeated="2"/>
          <table:table-cell table:style-name="ce15" office:value-type="string">
            <text:p>Read MSR specified by ECX into EDX:EAX.</text:p>
          </table:table-cell>
          <table:table-cell table:style-name="ce18"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number-columns-repeated="2"/>
          <table:table-cell table:style-name="ce6" office:value-type="string">
            <text:p>Read performance-monitoring counter specified by ECX into EDX:EA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time-stamp counter into EDX:EAX.</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64-bit time-stamp counter and 32-bit IA32_TSC_AUX value into EDX:EAX and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bytes from port DX into ES:[(E)DI].</text:p>
          </table:table-cell>
          <table:table-cell table:number-columns-repeated="1009"/>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words from port DX into ES:[(E)DI.]</text:p>
          </table:table-cell>
          <table:table-cell table:number-columns-repeated="1009"/>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doublewords from port DX into ES:[(E)DI].</text:p>
          </table:table-cell>
          <table:table-cell table:number-columns-repeated="1009"/>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bytes from DS:[(E)SI] to ES:[(E)DI].</text:p>
          </table:table-cell>
          <table:table-cell table:number-columns-repeated="1009"/>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words from DS:[(E)SI] to ES:[(E)DI].</text:p>
          </table:table-cell>
          <table:table-cell table:number-columns-repeated="1009"/>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doublewords from DS:[(E)SI] to ES:[(E)DI].</text:p>
          </table:table-cell>
          <table:table-cell table:number-columns-repeated="1009"/>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bytes from DS:[(E)SI] to port DX.</text:p>
          </table:table-cell>
          <table:table-cell table:number-columns-repeated="1009"/>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words from DS:[(E)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doublewords from DS:[(E)SI] to port DX.</text:p>
          </table:table-cell>
          <table:table-cell table:number-columns-repeated="1009"/>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bytes from DS:[(E)SI] to AL.</text:p>
          </table:table-cell>
          <table:table-cell table:number-columns-repeated="1009"/>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words from DS:[(E)SI] to AX.</text:p>
          </table:table-cell>
          <table:table-cell table:number-columns-repeated="1009"/>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doublewords from DS:[(E)SI] to EAX.</text:p>
          </table:table-cell>
          <table:table-cell table:number-columns-repeated="1009"/>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bytes at ES:[(E)DI] with AL.</text:p>
          </table:table-cell>
          <table:table-cell table:number-columns-repeated="1009"/>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words at ES:[(E)DI] with AX.</text:p>
          </table:table-cell>
          <table:table-cell table:number-columns-repeated="1009"/>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doublewords at ES:[(E)DI] with EAX.</text:p>
          </table:table-cell>
          <table:table-cell table:number-columns-repeated="1009"/>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bytes in ES:[(E)DI] and DS:[(E)SI].</text:p>
          </table:table-cell>
          <table:table-cell table:number-columns-repeated="1009"/>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words in ES:[(E)DI] and DS:[(E)SI].</text:p>
          </table:table-cell>
          <table:table-cell table:number-columns-repeated="1009"/>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doublewords in ES:[(E)DI] and DS:[(E)SI].</text:p>
          </table:table-cell>
          <table:table-cell table:number-columns-repeated="1009"/>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L byte starting at ES:[(E)DI].</text:p>
          </table:table-cell>
          <table:table-cell table:number-columns-repeated="1009"/>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X word starting at ES:[(E)DI].</text:p>
          </table:table-cell>
          <table:table-cell table:number-columns-repeated="1009"/>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EAX doubleword starting at ES:[(E)DI].</text:p>
          </table:table-cell>
          <table:table-cell table:number-columns-repeated="1009"/>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bytes in ES:[(E)DI] and DS:[(E)SI].</text:p>
          </table:table-cell>
          <table:table-cell table:number-columns-repeated="1009"/>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words in ES:[(E)DI] and DS:[(E)SI].</text:p>
          </table:table-cell>
          <table:table-cell table:number-columns-repeated="1009"/>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doublewords in ES:[(E)DI] and DS:[(E)SI].</text:p>
          </table:table-cell>
          <table:table-cell table:number-columns-repeated="1009"/>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L, starting at ES:[(E)DI].</text:p>
          </table:table-cell>
          <table:table-cell table:number-columns-repeated="1009"/>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X, starting at ES:[(E)DI].</text:p>
          </table:table-cell>
          <table:table-cell table:number-columns-repeated="1009"/>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EAX, starting at ES:[(E)DI].</text:p>
          </table:table-cell>
          <table:table-cell table:number-columns-repeated="1009"/>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18"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18"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18"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18" table:number-columns-repeated="1009"/>
        </table:table-row>
        <table:table-row table:style-name="ro1" table:number-rows-repeated="10461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30">00/00/0000</text:date>, <text:time style:data-style-name="N2" text:time-value="0000-00-00T14:21: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4-30T15:10:38</dc:date>
    <meta:editing-duration>P3DT2H37M15S</meta:editing-duration>
    <meta:editing-cycles>315</meta:editing-cycles>
    <meta:generator>LibreOffice/3.6$MacOSX_x86 LibreOffice_project/e29a214-2bbed72-0621de6-a97528c-8f066d</meta:generator>
    <meta:document-statistic meta:table-count="1" meta:cell-count="18218" meta:object-count="0"/>
  </office:meta>
</office:document-meta>
</file>